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>
      <style:text-properties fo:color="#4285f4" style:text-underline-style="solid" style:text-underline-color="font-color"/>
    </style:style>
    <style:style style:name="T1_2" style:family="text">
      <style:text-properties fo:color="#4285f4" style:text-underline-style="solid" style:text-underline-color="font-color"/>
    </style:style>
    <style:style style:name="T1_3" style:family="text">
      <style:text-properties fo:color="#4285f4" style:text-underline-style="solid" style:text-underline-color="font-color"/>
    </style:style>
    <style:style style:name="T1_4" style:family="text">
      <style:text-properties fo:color="#4285f4" style:text-underline-style="solid" style:text-underline-color="font-color"/>
    </style:style>
    <style:style style:name="T1_5" style:family="text">
      <style:text-properties fo:color="#4285f4" style:text-underline-style="solid" style:text-underline-color="font-color"/>
    </style:style>
    <style:style style:name="T1_6" style:family="text">
      <style:text-properties fo:color="#4285f4" style:text-underline-style="solid" style:text-underline-color="font-color"/>
    </style:style>
    <style:style style:name="T1_7" style:family="text">
      <style:text-properties fo:color="#4285f4" style:text-underline-style="solid" style:text-underline-color="font-color"/>
    </style:style>
    <style:style style:name="T1_8" style:family="text">
      <style:text-properties fo:color="#4285f4" style:text-underline-style="solid" style:text-underline-color="font-color"/>
    </style:style>
    <style:style style:name="T1_9" style:family="text">
      <style:text-properties fo:color="#4285f4" style:text-underline-style="solid" style:text-underline-color="font-color"/>
    </style:style>
    <style:style style:name="T1_10" style:family="text">
      <style:text-properties fo:color="#4285f4" style:text-underline-style="solid" style:text-underline-color="font-color"/>
    </style:style>
    <style:style style:name="T1_11" style:family="text">
      <style:text-properties fo:color="#4285f4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>
      <style:text-properties fo:color="#4285f4" fo:font-weight="bold" style:font-weight-asian="bold" style:font-weight-complex="bold"/>
    </style:style>
    <style:style style:name="T3_2" style:family="text">
      <style:text-properties fo:color="#4285f4" fo:font-weight="bold" style:font-weight-asian="bold" style:font-weight-complex="bold"/>
    </style:style>
    <style:style style:name="T3_3" style:family="text">
      <style:text-properties fo:color="#4285f4" fo:font-weight="bold" style:font-weight-asian="bold" style:font-weight-complex="bold"/>
    </style:style>
    <style:style style:name="T3_4" style:family="text">
      <style:text-properties fo:color="#4285f4" fo:font-weight="bold" style:font-weight-asian="bold" style:font-weight-complex="bold"/>
    </style:style>
    <style:style style:name="T3_5" style:family="text">
      <style:text-properties fo:color="#4285f4" fo:font-weight="bold" style:font-weight-asian="bold" style:font-weight-complex="bold"/>
    </style:style>
    <style:style style:name="P4" style:family="paragraph" style:parent-style-name="Heading_20_2">
      <style:paragraph-properties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able1" style:family="table">
      <style:table-properties table:align="left" style:width="18.944cm" fo:margin-left="0cm"/>
    </style:style>
    <style:style style:name="Column1" style:family="table-column">
      <style:table-column-properties style:column-width="2.805cm"/>
    </style:style>
    <style:style style:name="Column2" style:family="table-column">
      <style:table-column-properties style:column-width="10.98cm"/>
    </style:style>
    <style:style style:name="Column3" style:family="table-column">
      <style:table-column-properties style:column-width="5.159cm"/>
    </style:style>
    <style:style style:name="Row1" style:family="table-row"/>
    <style:style style:name="Cell1" style:family="table-cell">
      <style:table-cell-properties fo:background-color="#6199df" style:vertical-align="top" fo:padding-top="0.176cm" fo:border-top="#4a86e8 0.035cm solid" fo:padding-bottom="0.176cm" fo:border-bottom="#4a86e8 0.035cm solid" fo:padding-left="0.176cm" fo:border-left="#4a86e8 0.035cm solid" fo:padding-right="0.176cm" fo:border-right="#4a86e8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6199df" style:vertical-align="top" fo:padding-top="0.176cm" fo:border-top="#4a86e8 0.035cm solid" fo:padding-bottom="0.176cm" fo:border-bottom="#4a86e8 0.035cm solid" fo:padding-left="0.176cm" fo:border-left="#4a86e8 0.035cm solid" fo:padding-right="0.176cm" fo:border-right="#4a86e8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fo:background-color="#6199df" style:vertical-align="top" fo:padding-top="0.176cm" fo:border-top="#4a86e8 0.035cm solid" fo:padding-bottom="0.176cm" fo:border-bottom="#4a86e8 0.035cm solid" fo:padding-left="0.176cm" fo:border-left="#4a86e8 0.035cm solid" fo:padding-right="0.176cm" fo:border-right="#4a86e8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4a86e8 0.035cm solid" fo:padding-bottom="0.176cm" fo:border-bottom="#b7b7b7 0.035cm solid" fo:padding-left="0.176cm" fo:border-left="#b7b7b7 0.035cm solid" fo:padding-right="0.176cm" fo:border-right="#b7b7b7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4a86e8 0.035cm solid" fo:padding-bottom="0.176cm" fo:border-bottom="#b7b7b7 0.035cm solid" fo:padding-left="0.176cm" fo:border-left="#b7b7b7 0.035cm solid" fo:padding-right="0.176cm" fo:border-right="#b7b7b7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4a86e8 0.035cm solid" fo:padding-bottom="0.176cm" fo:border-bottom="#b7b7b7 0.035cm solid" fo:padding-left="0.176cm" fo:border-left="#b7b7b7 0.035cm solid" fo:padding-right="0.176cm" fo:border-right="#b7b7b7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P13" style:family="paragraph" style:parent-style-name="Heading_20_2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able2" style:family="table">
      <style:table-properties table:align="left" style:width="18.944cm" fo:margin-left="0cm"/>
    </style:style>
    <style:style style:name="Column4" style:family="table-column">
      <style:table-column-properties style:column-width="2.858cm"/>
    </style:style>
    <style:style style:name="Column5" style:family="table-column">
      <style:table-column-properties style:column-width="10.927cm"/>
    </style:style>
    <style:style style:name="Column6" style:family="table-column">
      <style:table-column-properties style:column-width="5.159cm"/>
    </style:style>
    <style:style style:name="Row3" style:family="table-row"/>
    <style:style style:name="Cell7" style:family="table-cell">
      <style:table-cell-properties fo:background-color="#6199df" style:vertical-align="top" fo:padding-top="0.176cm" fo:border-top="#4a86e8 0.035cm solid" fo:padding-bottom="0.176cm" fo:border-bottom="#4a86e8 0.035cm solid" fo:padding-left="0.176cm" fo:border-left="#4a86e8 0.035cm solid" fo:padding-right="0.176cm" fo:border-right="#4a86e8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fo:background-color="#6199df" style:vertical-align="top" fo:padding-top="0.176cm" fo:border-top="#4a86e8 0.035cm solid" fo:padding-bottom="0.176cm" fo:border-bottom="#4a86e8 0.035cm solid" fo:padding-left="0.176cm" fo:border-left="#4a86e8 0.035cm solid" fo:padding-right="0.176cm" fo:border-right="#4a86e8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" style:family="table-cell">
      <style:table-cell-properties fo:background-color="#6199df" style:vertical-align="top" fo:padding-top="0.176cm" fo:border-top="#4a86e8 0.035cm solid" fo:padding-bottom="0.176cm" fo:border-bottom="#4a86e8 0.035cm solid" fo:padding-left="0.176cm" fo:border-left="#4a86e8 0.035cm solid" fo:padding-right="0.176cm" fo:border-right="#4a86e8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4a86e8 0.035cm solid" fo:padding-bottom="0.176cm" fo:border-bottom="#b7b7b7 0.035cm solid" fo:padding-left="0.176cm" fo:border-left="#b7b7b7 0.035cm solid" fo:padding-right="0.176cm" fo:border-right="#b7b7b7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-0.026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4a86e8 0.035cm solid" fo:padding-bottom="0.176cm" fo:border-bottom="#b7b7b7 0.035cm solid" fo:padding-left="0.176cm" fo:border-left="#b7b7b7 0.035cm solid" fo:padding-right="0.176cm" fo:border-right="#b7b7b7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4a86e8 0.035cm solid" fo:padding-bottom="0.176cm" fo:border-bottom="#b7b7b7 0.035cm solid" fo:padding-left="0.176cm" fo:border-left="#b7b7b7 0.035cm solid" fo:padding-right="0.176cm" fo:border-right="#b7b7b7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fo:background-color="#9900ff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P27" style:family="paragraph" style:parent-style-name="Heading_20_1">
      <style:paragraph-properties fo:break-before="auto" fo:line-height="115%" style:writing-mode="lr-tb"/>
    </style:style>
    <style:style style:name="T27_1" style:family="text">
      <style:text-properties fo:color="#4285f4" fo:font-weight="bold" style:font-weight-asian="bold" style:font-weight-complex="bold"/>
    </style:style>
    <style:style style:name="T27_2" style:family="text">
      <style:text-properties fo:color="#4285f4" fo:font-weight="bold" style:font-weight-asian="bold" style:font-weight-complex="bold"/>
    </style:style>
    <style:style style:name="T27_3" style:family="text">
      <style:text-properties fo:color="#4285f4" fo:font-weight="bold" style:font-weight-asian="bold" style:font-weight-complex="bold"/>
    </style:style>
    <style:style style:name="T27_4" style:family="text">
      <style:text-properties fo:color="#4285f4" fo:font-weight="bold" style:font-weight-asian="bold" style:font-weight-complex="bold"/>
    </style:style>
    <style:style style:name="T27_5" style:family="text">
      <style:text-properties fo:color="#4285f4" fo:font-weight="bold" style:font-weight-asian="bold" style:font-weight-complex="bold"/>
    </style:style>
    <style:style style:name="P28" style:family="paragraph" style:parent-style-name="Heading_20_2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8.944cm" fo:margin-left="0cm"/>
    </style:style>
    <style:style style:name="Column7" style:family="table-column">
      <style:table-column-properties style:column-width="2.831cm"/>
    </style:style>
    <style:style style:name="Column8" style:family="table-column">
      <style:table-column-properties style:column-width="10.954cm"/>
    </style:style>
    <style:style style:name="Column9" style:family="table-column">
      <style:table-column-properties style:column-width="5.159cm"/>
    </style:style>
    <style:style style:name="Row5" style:family="table-row"/>
    <style:style style:name="Cell13" style:family="table-cell">
      <style:table-cell-properties fo:background-color="#6199df" style:vertical-align="top" fo:padding-top="0.176cm" fo:border-top="#4a86e8 0.035cm solid" fo:padding-bottom="0.176cm" fo:border-bottom="#4a86e8 0.035cm solid" fo:padding-left="0.176cm" fo:border-left="#4a86e8 0.035cm solid" fo:padding-right="0.176cm" fo:border-right="#4a86e8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fo:background-color="#6199df" style:vertical-align="top" fo:padding-top="0.176cm" fo:border-top="#4a86e8 0.035cm solid" fo:padding-bottom="0.176cm" fo:border-bottom="#4a86e8 0.035cm solid" fo:padding-left="0.176cm" fo:border-left="#4a86e8 0.035cm solid" fo:padding-right="0.176cm" fo:border-right="#4a86e8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" style:family="table-cell">
      <style:table-cell-properties fo:background-color="#6199df" style:vertical-align="top" fo:padding-top="0.176cm" fo:border-top="#4a86e8 0.035cm solid" fo:padding-bottom="0.176cm" fo:border-bottom="#4a86e8 0.035cm solid" fo:padding-left="0.176cm" fo:border-left="#4a86e8 0.035cm solid" fo:padding-right="0.176cm" fo:border-right="#4a86e8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4a86e8 0.035cm solid" fo:padding-bottom="0.176cm" fo:border-bottom="#b7b7b7 0.035cm solid" fo:padding-left="0.176cm" fo:border-left="#b7b7b7 0.035cm solid" fo:padding-right="0.176cm" fo:border-right="#b7b7b7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4a86e8 0.035cm solid" fo:padding-bottom="0.176cm" fo:border-bottom="#b7b7b7 0.035cm solid" fo:padding-left="0.176cm" fo:border-left="#b7b7b7 0.035cm solid" fo:padding-right="0.176cm" fo:border-right="#b7b7b7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4a86e8 0.035cm solid" fo:padding-bottom="0.176cm" fo:border-bottom="#b7b7b7 0.035cm solid" fo:padding-left="0.176cm" fo:border-left="#b7b7b7 0.035cm solid" fo:padding-right="0.176cm" fo:border-right="#b7b7b7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" style:family="text">
      <style:text-properties style:text-line-through-style="none" fo:font-style="normal" style:font-style-asian="normal" style:font-style-complex="normal" fo:color="#007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" style:family="text">
      <style:text-properties style:text-line-through-style="none" fo:font-style="normal" style:font-style-asian="normal" style:font-style-complex="normal" fo:color="#007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37_1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background-color="#ffffff" fo:color="#222222"/>
    </style:style>
    <style:style style:name="T39_2" style:family="text">
      <style:text-properties fo:background-color="#ffffff" fo:color="#222222"/>
    </style:style>
    <style:style style:name="T39_3" style:family="text">
      <style:text-properties fo:background-color="#ffffff" fo:color="#222222"/>
    </style:style>
    <style:style style:name="T39_4" style:family="text">
      <style:text-properties fo:background-color="#ffffff" fo:color="#222222"/>
    </style:style>
    <style:style style:name="T39_5" style:family="text">
      <style:text-properties fo:background-color="#ffffff" fo:color="#222222"/>
    </style:style>
    <style:style style:name="T39_6" style:family="text">
      <style:text-properties fo:background-color="#ffffff" fo:color="#222222"/>
    </style:style>
    <style:style style:name="T39_7" style:family="text">
      <style:text-properties fo:background-color="#ffffff" fo:color="#222222"/>
    </style:style>
    <style:style style:name="T39_8" style:family="text">
      <style:text-properties fo:background-color="#ffffff" fo:color="#222222"/>
    </style:style>
    <style:style style:name="T39_9" style:family="text">
      <style:text-properties fo:background-color="#ffffff" fo:color="#222222"/>
    </style:style>
    <style:style style:name="T39_10" style:family="text">
      <style:text-properties fo:background-color="#ffffff" fo:color="#222222"/>
    </style:style>
    <style:style style:name="T39_11" style:family="text">
      <style:text-properties fo:background-color="#ffffff" fo:color="#222222"/>
    </style:style>
    <style:style style:name="T39_12" style:family="text">
      <style:text-properties fo:background-color="#ffffff" fo:color="#222222"/>
    </style:style>
    <style:style style:name="T39_13" style:family="text">
      <style:text-properties fo:background-color="#ffffff" fo:color="#222222"/>
    </style:style>
    <style:style style:name="T39_14" style:family="text">
      <style:text-properties fo:background-color="#ffffff" fo:color="#222222"/>
    </style:style>
    <style:style style:name="T39_15" style:family="text">
      <style:text-properties fo:background-color="#ffffff" fo:color="#222222"/>
    </style:style>
    <style:style style:name="T39_16" style:family="text">
      <style:text-properties fo:background-color="#ffffff" fo:color="#222222"/>
    </style:style>
    <style:style style:name="T39_17" style:family="text">
      <style:text-properties fo:background-color="#ffffff" fo:color="#222222"/>
    </style:style>
    <style:style style:name="T39_18" style:family="text">
      <style:text-properties fo:background-color="#ffffff" fo:color="#222222"/>
    </style:style>
    <style:style style:name="P40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41" style:family="paragraph" style:parent-style-name="Heading_20_1">
      <style:paragraph-properties fo:break-before="auto" fo:line-height="115%" style:writing-mode="lr-tb"/>
    </style:style>
    <style:style style:name="P42" style:family="paragraph" style:parent-style-name="Heading_20_1">
      <style:paragraph-properties fo:break-before="page" fo:line-height="115%" style:writing-mode="lr-tb"/>
    </style:style>
    <style:style style:name="T42_1" style:family="text">
      <style:text-properties fo:color="#4285f4" fo:font-weight="bold" style:font-weight-asian="bold" style:font-weight-complex="bold"/>
    </style:style>
    <style:style style:name="T42_2" style:family="text">
      <style:text-properties fo:color="#4285f4" fo:font-weight="bold" style:font-weight-asian="bold" style:font-weight-complex="bold"/>
    </style:style>
    <style:style style:name="T42_3" style:family="text">
      <style:text-properties fo:color="#4285f4" fo:font-weight="bold" style:font-weight-asian="bold" style:font-weight-complex="bold"/>
    </style:style>
    <style:style style:name="T42_4" style:family="text">
      <style:text-properties fo:color="#4285f4" fo:font-weight="bold" style:font-weight-asian="bold" style:font-weight-complex="bold"/>
    </style:style>
    <style:style style:name="T42_5" style:family="text">
      <style:text-properties fo:color="#4285f4" fo:font-weight="bold" style:font-weight-asian="bold" style:font-weight-complex="bold"/>
    </style:style>
    <style:style style:name="P43" style:family="paragraph" style:parent-style-name="Heading_20_2">
      <style:paragraph-properties fo:break-before="auto" fo:line-height="115%" style:writing-mode="lr-tb"/>
    </style:style>
    <style:style style:name="T43_1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able4" style:family="table">
      <style:table-properties table:align="left" style:width="18.944cm" fo:margin-left="0cm"/>
    </style:style>
    <style:style style:name="Column10" style:family="table-column">
      <style:table-column-properties style:column-width="2.778cm"/>
    </style:style>
    <style:style style:name="Column11" style:family="table-column">
      <style:table-column-properties style:column-width="11.007cm"/>
    </style:style>
    <style:style style:name="Column12" style:family="table-column">
      <style:table-column-properties style:column-width="5.159cm"/>
    </style:style>
    <style:style style:name="Row7" style:family="table-row"/>
    <style:style style:name="Cell19" style:family="table-cell">
      <style:table-cell-properties fo:background-color="#6199df" style:vertical-align="top" fo:padding-top="0.176cm" fo:border-top="#4a86e8 0.035cm solid" fo:padding-bottom="0.176cm" fo:border-bottom="#4a86e8 0.035cm solid" fo:padding-left="0.176cm" fo:border-left="#4a86e8 0.035cm solid" fo:padding-right="0.176cm" fo:border-right="#4a86e8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fo:background-color="#6199df" style:vertical-align="top" fo:padding-top="0.176cm" fo:border-top="#4a86e8 0.035cm solid" fo:padding-bottom="0.176cm" fo:border-bottom="#4a86e8 0.035cm solid" fo:padding-left="0.176cm" fo:border-left="#4a86e8 0.035cm solid" fo:padding-right="0.176cm" fo:border-right="#4a86e8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1" style:family="table-cell">
      <style:table-cell-properties fo:background-color="#6199df" style:vertical-align="top" fo:padding-top="0.176cm" fo:border-top="#4a86e8 0.035cm solid" fo:padding-bottom="0.176cm" fo:border-bottom="#4a86e8 0.035cm solid" fo:padding-left="0.176cm" fo:border-left="#4a86e8 0.035cm solid" fo:padding-right="0.176cm" fo:border-right="#4a86e8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4a86e8 0.035cm solid" fo:padding-bottom="0.176cm" fo:border-bottom="#b7b7b7 0.035cm solid" fo:padding-left="0.176cm" fo:border-left="#b7b7b7 0.035cm solid" fo:padding-right="0.176cm" fo:border-right="#b7b7b7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4a86e8 0.035cm solid" fo:padding-bottom="0.176cm" fo:border-bottom="#b7b7b7 0.035cm solid" fo:padding-left="0.176cm" fo:border-left="#b7b7b7 0.035cm solid" fo:padding-right="0.176cm" fo:border-right="#b7b7b7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4a86e8 0.035cm solid" fo:padding-bottom="0.176cm" fo:border-bottom="#b7b7b7 0.035cm solid" fo:padding-left="0.176cm" fo:border-left="#b7b7b7 0.035cm solid" fo:padding-right="0.176cm" fo:border-right="#b7b7b7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break-before="auto" fo:line-height="115%" fo:margin-top="0cm" style:writing-mode="lr-tb"/>
    </style:style>
    <style:style style:name="P52" style:family="paragraph" style:parent-style-name="Heading_20_2">
      <style:paragraph-properties fo:break-before="auto" fo:line-height="115%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able5" style:family="table">
      <style:table-properties table:align="left" style:width="18.944cm" fo:margin-left="0cm"/>
    </style:style>
    <style:style style:name="Column13" style:family="table-column">
      <style:table-column-properties style:column-width="2.752cm"/>
    </style:style>
    <style:style style:name="Column14" style:family="table-column">
      <style:table-column-properties style:column-width="11.033cm"/>
    </style:style>
    <style:style style:name="Column15" style:family="table-column">
      <style:table-column-properties style:column-width="5.159cm"/>
    </style:style>
    <style:style style:name="Row9" style:family="table-row"/>
    <style:style style:name="Cell25" style:family="table-cell">
      <style:table-cell-properties fo:background-color="#6199df" style:vertical-align="top" fo:padding-top="0.176cm" fo:border-top="#4a86e8 0.035cm solid" fo:padding-bottom="0.176cm" fo:border-bottom="#4a86e8 0.035cm solid" fo:padding-left="0.176cm" fo:border-left="#4a86e8 0.035cm solid" fo:padding-right="0.176cm" fo:border-right="#4a86e8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fo:background-color="#6199df" style:vertical-align="top" fo:padding-top="0.176cm" fo:border-top="#4a86e8 0.035cm solid" fo:padding-bottom="0.176cm" fo:border-bottom="#4a86e8 0.035cm solid" fo:padding-left="0.176cm" fo:border-left="#4a86e8 0.035cm solid" fo:padding-right="0.176cm" fo:border-right="#4a86e8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7" style:family="table-cell">
      <style:table-cell-properties fo:background-color="#6199df" style:vertical-align="top" fo:padding-top="0.176cm" fo:border-top="#4a86e8 0.035cm solid" fo:padding-bottom="0.176cm" fo:border-bottom="#4a86e8 0.035cm solid" fo:padding-left="0.176cm" fo:border-left="#4a86e8 0.035cm solid" fo:padding-right="0.176cm" fo:border-right="#4a86e8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4a86e8 0.035cm solid" fo:padding-bottom="0.176cm" fo:border-bottom="#b7b7b7 0.035cm solid" fo:padding-left="0.176cm" fo:border-left="#b7b7b7 0.035cm solid" fo:padding-right="0.176cm" fo:border-right="#b7b7b7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4a86e8 0.035cm solid" fo:padding-bottom="0.176cm" fo:border-bottom="#b7b7b7 0.035cm solid" fo:padding-left="0.176cm" fo:border-left="#b7b7b7 0.035cm solid" fo:padding-right="0.176cm" fo:border-right="#b7b7b7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4a86e8 0.035cm solid" fo:padding-bottom="0.176cm" fo:border-bottom="#b7b7b7 0.035cm solid" fo:padding-left="0.176cm" fo:border-left="#b7b7b7 0.035cm solid" fo:padding-right="0.176cm" fo:border-right="#b7b7b7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fo:background-color="#9900ff"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break-before="auto" fo:line-height="115%" fo:margin-top="0cm" style:writing-mode="lr-tb"/>
    </style:style>
    <style:style style:name="P70" style:family="paragraph" style:parent-style-name="Heading_20_1">
      <style:paragraph-properties fo:break-before="auto" fo:line-height="115%" style:writing-mode="lr-tb"/>
    </style:style>
    <style:style style:name="T70_1" style:family="text">
      <style:text-properties fo:color="#4285f4" fo:font-weight="bold" style:font-weight-asian="bold" style:font-weight-complex="bold"/>
    </style:style>
    <style:style style:name="T70_2" style:family="text">
      <style:text-properties fo:color="#4285f4" fo:font-weight="bold" style:font-weight-asian="bold" style:font-weight-complex="bold"/>
    </style:style>
    <style:style style:name="T70_3" style:family="text">
      <style:text-properties fo:color="#4285f4" fo:font-weight="bold" style:font-weight-asian="bold" style:font-weight-complex="bold"/>
    </style:style>
    <style:style style:name="T70_4" style:family="text">
      <style:text-properties fo:color="#4285f4" fo:font-weight="bold" style:font-weight-asian="bold" style:font-weight-complex="bold"/>
    </style:style>
    <style:style style:name="T70_5" style:family="text">
      <style:text-properties fo:color="#4285f4" fo:font-weight="bold" style:font-weight-asian="bold" style:font-weight-complex="bold"/>
    </style:style>
    <style:style style:name="T70_6" style:family="text">
      <style:text-properties fo:color="#4285f4" fo:font-weight="bold" style:font-weight-asian="bold" style:font-weight-complex="bold"/>
    </style:style>
    <style:style style:name="T70_7" style:family="text">
      <style:text-properties fo:color="#4285f4" fo:font-weight="bold" style:font-weight-asian="bold" style:font-weight-complex="bold"/>
    </style:style>
    <style:style style:name="T70_8" style:family="text">
      <style:text-properties fo:color="#4285f4" fo:font-weight="bold" style:font-weight-asian="bold" style:font-weight-complex="bold"/>
    </style:style>
    <style:style style:name="T70_9" style:family="text">
      <style:text-properties fo:color="#4285f4" fo:font-weight="bold" style:font-weight-asian="bold" style:font-weight-complex="bold"/>
    </style:style>
    <style:style style:name="T70_10" style:family="text">
      <style:text-properties fo:color="#4285f4" fo:font-weight="bold" style:font-weight-asian="bold" style:font-weight-complex="bold"/>
    </style:style>
    <style:style style:name="T70_11" style:family="text">
      <style:text-properties fo:color="#4285f4" fo:font-weight="bold" style:font-weight-asian="bold" style:font-weight-complex="bold"/>
    </style:style>
    <style:style style:name="T70_12" style:family="text">
      <style:text-properties fo:color="#4285f4" fo:font-weight="bold" style:font-weight-asian="bold" style:font-weight-complex="bold"/>
    </style:style>
    <style:style style:name="T70_13" style:family="text">
      <style:text-properties fo:color="#4285f4" fo:font-weight="bold" style:font-weight-asian="bold" style:font-weight-complex="bold"/>
    </style:style>
    <style:style style:name="P71" style:family="paragraph" style:parent-style-name="Heading_20_2">
      <style:paragraph-properties fo:break-before="auto" fo:line-height="115%" style:writing-mode="lr-tb"/>
    </style:style>
    <style:style style:name="T71_1" style:family="text"/>
    <style:style style:name="P72" style:family="paragraph" style:parent-style-name="Standard">
      <style:paragraph-properties fo:break-before="auto" fo:line-height="115%" style:writing-mode="lr-tb"/>
    </style:style>
    <style:style style:name="Table6" style:family="table">
      <style:table-properties table:align="left" style:width="19.05cm" fo:margin-left="0cm"/>
    </style:style>
    <style:style style:name="Column16" style:family="table-column">
      <style:table-column-properties style:column-width="2.805cm"/>
    </style:style>
    <style:style style:name="Column17" style:family="table-column">
      <style:table-column-properties style:column-width="10.53cm"/>
    </style:style>
    <style:style style:name="Column18" style:family="table-column">
      <style:table-column-properties style:column-width="5.715cm"/>
    </style:style>
    <style:style style:name="Row11" style:family="table-row"/>
    <style:style style:name="Cell31" style:family="table-cell">
      <style:table-cell-properties fo:background-color="#6199df" style:vertical-align="top" fo:padding-top="0.176cm" fo:border-top="#4a86e8 0.035cm solid" fo:padding-bottom="0.176cm" fo:border-bottom="#4a86e8 0.035cm solid" fo:padding-left="0.176cm" fo:border-left="#4a86e8 0.035cm solid" fo:padding-right="0.176cm" fo:border-right="#4a86e8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2" style:family="table-cell">
      <style:table-cell-properties fo:background-color="#6199df" style:vertical-align="top" fo:padding-top="0.176cm" fo:border-top="#4a86e8 0.035cm solid" fo:padding-bottom="0.176cm" fo:border-bottom="#4a86e8 0.035cm solid" fo:padding-left="0.176cm" fo:border-left="#4a86e8 0.035cm solid" fo:padding-right="0.176cm" fo:border-right="#4a86e8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3" style:family="table-cell">
      <style:table-cell-properties fo:background-color="#6199df" style:vertical-align="top" fo:padding-top="0.176cm" fo:border-top="#4a86e8 0.035cm solid" fo:padding-bottom="0.176cm" fo:border-bottom="#4a86e8 0.035cm solid" fo:padding-left="0.176cm" fo:border-left="#4a86e8 0.035cm solid" fo:padding-right="0.176cm" fo:border-right="#4a86e8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2" style:family="table-row"/>
    <style:style style:name="Cell34" style:family="table-cell">
      <style:table-cell-properties style:vertical-align="top" fo:padding-top="0.176cm" fo:border-top="#4a86e8 0.035cm solid" fo:padding-bottom="0.176cm" fo:border-bottom="#b7b7b7 0.035cm solid" fo:padding-left="0.176cm" fo:border-left="#b7b7b7 0.035cm solid" fo:padding-right="0.176cm" fo:border-right="#b7b7b7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4a86e8 0.035cm solid" fo:padding-bottom="0.176cm" fo:border-bottom="#b7b7b7 0.035cm solid" fo:padding-left="0.176cm" fo:border-left="#b7b7b7 0.035cm solid" fo:padding-right="0.176cm" fo:border-right="#b7b7b7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4a86e8 0.035cm solid" fo:padding-bottom="0.176cm" fo:border-bottom="#b7b7b7 0.035cm solid" fo:padding-left="0.176cm" fo:border-left="#b7b7b7 0.035cm solid" fo:padding-right="0.176cm" fo:border-right="#b7b7b7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81_1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background-color="#ffffff" fo:color="#222222"/>
    </style:style>
    <style:style style:name="T83_2" style:family="text">
      <style:text-properties fo:background-color="#ffffff" fo:color="#222222"/>
    </style:style>
    <style:style style:name="T83_3" style:family="text">
      <style:text-properties fo:background-color="#ffffff" fo:color="#222222"/>
    </style:style>
    <style:style style:name="T83_4" style:family="text">
      <style:text-properties fo:background-color="#ffffff" fo:color="#222222"/>
    </style:style>
    <style:style style:name="T83_5" style:family="text">
      <style:text-properties fo:background-color="#ffffff" fo:color="#222222"/>
    </style:style>
    <style:style style:name="T83_6" style:family="text">
      <style:text-properties fo:background-color="#ffffff" fo:color="#222222"/>
    </style:style>
    <style:style style:name="T83_7" style:family="text">
      <style:text-properties fo:background-color="#ffffff" fo:color="#222222"/>
    </style:style>
    <style:style style:name="T83_8" style:family="text">
      <style:text-properties fo:background-color="#ffffff" fo:color="#222222"/>
    </style:style>
    <style:style style:name="T83_9" style:family="text">
      <style:text-properties fo:background-color="#ffffff" fo:color="#222222"/>
    </style:style>
    <style:style style:name="T83_10" style:family="text">
      <style:text-properties fo:background-color="#ffffff" fo:color="#222222"/>
    </style:style>
    <style:style style:name="T83_11" style:family="text">
      <style:text-properties fo:background-color="#ffffff" fo:color="#222222"/>
    </style:style>
    <style:style style:name="T83_12" style:family="text">
      <style:text-properties fo:background-color="#ffffff" fo:color="#222222"/>
    </style:style>
    <style:style style:name="T83_13" style:family="text">
      <style:text-properties fo:background-color="#ffffff" fo:color="#222222"/>
    </style:style>
    <style:style style:name="T83_14" style:family="text">
      <style:text-properties fo:background-color="#ffffff" fo:color="#222222"/>
    </style:style>
    <style:style style:name="T83_15" style:family="text">
      <style:text-properties fo:background-color="#ffffff" fo:color="#222222"/>
    </style:style>
    <style:style style:name="T83_16" style:family="text">
      <style:text-properties fo:background-color="#ffffff" fo:color="#222222"/>
    </style:style>
    <style:style style:name="T83_17" style:family="text">
      <style:text-properties fo:background-color="#ffffff" fo:color="#222222"/>
    </style:style>
    <style:style style:name="T83_18" style:family="text">
      <style:text-properties fo:background-color="#ffffff" fo:color="#222222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86" style:family="paragraph" style:parent-style-name="Heading_20_1">
      <style:paragraph-properties fo:break-before="page" fo:line-height="115%" fo:margin-top="0.353cm" fo:keep-with-next="always" fo:keep-together="always" style:writing-mode="lr-tb"/>
    </style:style>
    <style:style style:name="T86_1" style:family="text">
      <style:text-properties fo:color="#4285f4" fo:font-weight="bold" style:font-weight-asian="bold" style:font-weight-complex="bold"/>
    </style:style>
    <style:style style:name="T86_2" style:family="text">
      <style:text-properties fo:color="#4285f4" fo:font-weight="bold" style:font-weight-asian="bold" style:font-weight-complex="bold"/>
    </style:style>
    <style:style style:name="T86_3" style:family="text">
      <style:text-properties fo:color="#4285f4" fo:font-weight="bold" style:font-weight-asian="bold" style:font-weight-complex="bold"/>
    </style:style>
    <style:style style:name="T86_4" style:family="text">
      <style:text-properties fo:color="#4285f4" fo:font-weight="bold" style:font-weight-asian="bold" style:font-weight-complex="bold"/>
    </style:style>
    <style:style style:name="T86_5" style:family="text">
      <style:text-properties fo:color="#4285f4" fo:font-weight="bold" style:font-weight-asian="bold" style:font-weight-complex="bold"/>
    </style:style>
    <style:style style:name="T86_6" style:family="text">
      <style:text-properties fo:color="#4285f4" fo:font-weight="bold" style:font-weight-asian="bold" style:font-weight-complex="bold"/>
    </style:style>
    <style:style style:name="T86_7" style:family="text">
      <style:text-properties fo:color="#4285f4" fo:font-weight="bold" style:font-weight-asian="bold" style:font-weight-complex="bold"/>
    </style:style>
    <style:style style:name="T86_8" style:family="text">
      <style:text-properties fo:color="#4285f4" fo:font-weight="bold" style:font-weight-asian="bold" style:font-weight-complex="bold"/>
    </style:style>
    <style:style style:name="T86_9" style:family="text">
      <style:text-properties fo:color="#4285f4" fo:font-weight="bold" style:font-weight-asian="bold" style:font-weight-complex="bold"/>
    </style:style>
    <style:style style:name="P87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87_1" style:family="text"/>
    <style:style style:name="P88" style:family="paragraph" style:parent-style-name="Standard">
      <style:paragraph-properties fo:break-before="auto" fo:line-height="115%" style:writing-mode="lr-tb"/>
    </style:style>
    <style:style style:name="Table7" style:family="table">
      <style:table-properties table:align="left" style:width="19.05cm" fo:margin-left="0cm"/>
    </style:style>
    <style:style style:name="Column19" style:family="table-column">
      <style:table-column-properties style:column-width="2.805cm"/>
    </style:style>
    <style:style style:name="Column20" style:family="table-column">
      <style:table-column-properties style:column-width="10.53cm"/>
    </style:style>
    <style:style style:name="Column21" style:family="table-column">
      <style:table-column-properties style:column-width="5.715cm"/>
    </style:style>
    <style:style style:name="Row13" style:family="table-row"/>
    <style:style style:name="Cell37" style:family="table-cell">
      <style:table-cell-properties fo:background-color="#6199df" style:vertical-align="top" fo:padding-top="0.176cm" fo:border-top="#4a86e8 0.035cm solid" fo:padding-bottom="0.176cm" fo:border-bottom="#4a86e8 0.035cm solid" fo:padding-left="0.176cm" fo:border-left="#4a86e8 0.035cm solid" fo:padding-right="0.176cm" fo:border-right="#4a86e8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8" style:family="table-cell">
      <style:table-cell-properties fo:background-color="#6199df" style:vertical-align="top" fo:padding-top="0.176cm" fo:border-top="#4a86e8 0.035cm solid" fo:padding-bottom="0.176cm" fo:border-bottom="#4a86e8 0.035cm solid" fo:padding-left="0.176cm" fo:border-left="#4a86e8 0.035cm solid" fo:padding-right="0.176cm" fo:border-right="#4a86e8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9" style:family="table-cell">
      <style:table-cell-properties fo:background-color="#6199df" style:vertical-align="top" fo:padding-top="0.176cm" fo:border-top="#4a86e8 0.035cm solid" fo:padding-bottom="0.176cm" fo:border-bottom="#4a86e8 0.035cm solid" fo:padding-left="0.176cm" fo:border-left="#4a86e8 0.035cm solid" fo:padding-right="0.176cm" fo:border-right="#4a86e8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4" style:family="table-row"/>
    <style:style style:name="Cell40" style:family="table-cell">
      <style:table-cell-properties style:vertical-align="top" fo:padding-top="0.176cm" fo:border-top="#4a86e8 0.035cm solid" fo:padding-bottom="0.176cm" fo:border-bottom="#b7b7b7 0.035cm solid" fo:padding-left="0.176cm" fo:border-left="#b7b7b7 0.035cm solid" fo:padding-right="0.176cm" fo:border-right="#b7b7b7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4a86e8 0.035cm solid" fo:padding-bottom="0.176cm" fo:border-bottom="#b7b7b7 0.035cm solid" fo:padding-left="0.176cm" fo:border-left="#b7b7b7 0.035cm solid" fo:padding-right="0.176cm" fo:border-right="#b7b7b7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7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4a86e8 0.035cm solid" fo:padding-bottom="0.176cm" fo:border-bottom="#b7b7b7 0.035cm solid" fo:padding-left="0.176cm" fo:border-left="#b7b7b7 0.035cm solid" fo:padding-right="0.176cm" fo:border-right="#b7b7b7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Heading_20_2">
      <style:paragraph-properties fo:break-before="auto" fo:line-height="115%" fo:margin-top="0.353cm" fo:keep-with-next="always" fo:keep-together="always" style:writing-mode="lr-tb"/>
    </style:style>
    <style:style style:name="T110_1" style:family="text"/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background-color="#ffffff" fo:color="#222222"/>
    </style:style>
    <style:style style:name="T112_2" style:family="text">
      <style:text-properties fo:background-color="#ffffff" fo:color="#222222"/>
    </style:style>
    <style:style style:name="T112_3" style:family="text">
      <style:text-properties fo:background-color="#ffffff" fo:color="#222222"/>
    </style:style>
    <style:style style:name="T112_4" style:family="text">
      <style:text-properties fo:background-color="#ffffff" fo:color="#222222"/>
    </style:style>
    <style:style style:name="T112_5" style:family="text">
      <style:text-properties fo:background-color="#ffffff" fo:color="#222222"/>
    </style:style>
    <style:style style:name="T112_6" style:family="text">
      <style:text-properties fo:background-color="#ffffff" fo:color="#222222"/>
    </style:style>
    <style:style style:name="T112_7" style:family="text">
      <style:text-properties fo:background-color="#ffffff" fo:color="#222222"/>
    </style:style>
    <style:style style:name="T112_8" style:family="text">
      <style:text-properties fo:background-color="#ffffff" fo:color="#222222"/>
    </style:style>
    <style:style style:name="T112_9" style:family="text">
      <style:text-properties fo:background-color="#ffffff" fo:color="#222222"/>
    </style:style>
    <style:style style:name="T112_10" style:family="text">
      <style:text-properties fo:background-color="#ffffff" fo:color="#222222"/>
    </style:style>
    <style:style style:name="T112_11" style:family="text">
      <style:text-properties fo:background-color="#ffffff" fo:color="#222222"/>
    </style:style>
    <style:style style:name="T112_12" style:family="text">
      <style:text-properties fo:background-color="#ffffff" fo:color="#222222"/>
    </style:style>
    <style:style style:name="T112_13" style:family="text">
      <style:text-properties fo:background-color="#ffffff" fo:color="#222222"/>
    </style:style>
    <style:style style:name="T112_14" style:family="text">
      <style:text-properties fo:background-color="#ffffff" fo:color="#222222"/>
    </style:style>
    <style:style style:name="T112_15" style:family="text">
      <style:text-properties fo:background-color="#ffffff" fo:color="#222222"/>
    </style:style>
    <style:style style:name="T112_16" style:family="text">
      <style:text-properties fo:background-color="#ffffff" fo:color="#222222"/>
    </style:style>
    <style:style style:name="T112_17" style:family="text">
      <style:text-properties fo:background-color="#ffffff" fo:color="#222222"/>
    </style:style>
    <style:style style:name="T112_18" style:family="text">
      <style:text-properties fo:background-color="#ffffff" fo:color="#222222"/>
    </style:style>
  </office:automatic-styles>
  <office:body>
    <office:text>
      <text:p text:style-name="P1"><text:bookmark-start text:name="h.wwri6b190yen"/><text:bookmark-end text:name="h.wwri6b190yen"/><text:span text:style-name="T1_1">Raspberry</text:span><text:span text:style-name="T1_2"><text:s/></text:span><text:span text:style-name="T1_3">Pi</text:span><text:span text:style-name="T1_4"><text:s/></text:span><text:span text:style-name="T1_5">Led</text:span><text:span text:style-name="T1_6"><text:s/></text:span><text:span text:style-name="T1_7">Strip</text:span><text:span text:style-name="T1_8"><text:s/></text:span><text:span text:style-name="T1_9">REST</text:span><text:span text:style-name="T1_10"><text:s/></text:span><text:span text:style-name="T1_11">API</text:span></text:p>
      <text:p text:style-name="P2"/>
      <text:h text:style-name="P3" text:outline-level="10"><text:bookmark-start text:name="h.h2gs5jkyqpsw"/><text:bookmark-end text:name="h.h2gs5jkyqpsw"/><text:span text:style-name="T3_1">Get</text:span><text:span text:style-name="T3_2"><text:s/></text:span><text:span text:style-name="T3_3">led</text:span><text:span text:style-name="T3_4"><text:s/></text:span><text:span text:style-name="T3_5">info</text:span></text:h>
      <text:h text:style-name="P4" text:outline-level="10"><text:bookmark-start text:name="h.i5vg8mjter1i"/><text:bookmark-end text:name="h.i5vg8mjter1i"/><text:span text:style-name="T4_1">Request</text:span></text:h>
      <text:p text:style-name="P5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6"><text:span text:style-name="T6_1">Method</text:span></text:p>
          </table:table-cell>
          <table:table-cell table:style-name="Cell2">
            <text:p text:style-name="P7"><text:span text:style-name="T7_1">HTTP</text:span><text:span text:style-name="T7_2"><text:s/></text:span><text:span text:style-name="T7_3">Request</text:span></text:p>
          </table:table-cell>
          <table:table-cell table:style-name="Cell3">
            <text:p text:style-name="P8"><text:span text:style-name="T8_1">Description</text:span></text:p>
          </table:table-cell>
        </table:table-row>
        <table:table-row table:style-name="Row2">
          <table:table-cell table:style-name="Cell4">
            <text:p text:style-name="P9"><text:span text:style-name="T9_1">getLedDetails</text:span></text:p>
          </table:table-cell>
          <table:table-cell table:style-name="Cell5">
            <text:p text:style-name="P10"><text:span text:style-name="T10_1">GET</text:span><text:span text:style-name="T10_2"><text:s/>/</text:span><text:span text:style-name="T10_3">api</text:span><text:span text:style-name="T10_4">/</text:span><text:span text:style-name="T10_5">leds</text:span><text:span text:style-name="T10_6">/{</text:span><text:span text:style-name="T10_7">id</text:span><text:span text:style-name="T10_8">}</text:span></text:p>
          </table:table-cell>
          <table:table-cell table:style-name="Cell6">
            <text:p text:style-name="P11"><text:span text:style-name="T11_1">Get</text:span><text:span text:style-name="T11_2"><text:s/></text:span><text:span text:style-name="T11_3">a</text:span><text:span text:style-name="T11_4"><text:s/></text:span><text:span text:style-name="T11_5">single</text:span><text:span text:style-name="T11_6"><text:s/></text:span><text:span text:style-name="T11_7">led</text:span><text:span text:style-name="T11_8"><text:s/></text:span><text:span text:style-name="T11_9">info</text:span></text:p>
          </table:table-cell>
        </table:table-row>
      </table:table>
      <text:p text:style-name="P12"/>
      <text:h text:style-name="P13" text:outline-level="10"><text:bookmark-start text:name="h.2bi8j3zbu2ge"/><text:bookmark-end text:name="h.2bi8j3zbu2ge"/><text:span text:style-name="T13_1">Response</text:span></text:h>
      <text:p text:style-name="P14"/>
      <table:table table:style-name="Table2">
        <table:table-column table:style-name="Column4"/>
        <table:table-column table:style-name="Column5"/>
        <table:table-column table:style-name="Column6"/>
        <table:table-row table:style-name="Row3">
          <table:table-cell table:style-name="Cell7">
            <text:p text:style-name="P15"><text:span text:style-name="T15_1">Method</text:span></text:p>
          </table:table-cell>
          <table:table-cell table:style-name="Cell8">
            <text:p text:style-name="P16"><text:span text:style-name="T16_1">HTTP</text:span><text:span text:style-name="T16_2"><text:s/></text:span><text:span text:style-name="T16_3">Response</text:span></text:p>
          </table:table-cell>
          <table:table-cell table:style-name="Cell9">
            <text:p text:style-name="P17"><text:span text:style-name="T17_1">Description</text:span></text:p>
          </table:table-cell>
        </table:table-row>
        <table:table-row table:style-name="Row4">
          <table:table-cell table:style-name="Cell10">
            <text:p text:style-name="P18"><text:span text:style-name="T18_1">getLedDetails</text:span></text:p>
          </table:table-cell>
          <table:table-cell table:style-name="Cell11">
            <text:p text:style-name="P19"><text:span text:style-name="T19_1">{</text:span></text:p>
            <text:p text:style-name="P20"><text:span text:style-name="T20_1"><text:s text:c="2"/>"</text:span><text:span text:style-name="T20_2">id</text:span><text:span text:style-name="T20_3">":<text:s/>{</text:span><text:span text:style-name="T20_4">int</text:span><text:span text:style-name="T20_5">},</text:span></text:p>
            <text:p text:style-name="P21"><text:span text:style-name="T21_1"><text:s text:c="2"/>"</text:span><text:span text:style-name="T21_2">color</text:span><text:span text:style-name="T21_3">":<text:s/>{</text:span><text:span text:style-name="T21_4">string</text:span><text:span text:style-name="T21_5">}</text:span></text:p>
            <text:p text:style-name="P22"><text:span text:style-name="T22_1">}</text:span></text:p>
          </table:table-cell>
          <table:table-cell table:style-name="Cell12">
            <text:p text:style-name="P23"/>
            <text:p text:style-name="P24"/>
          </table:table-cell>
        </table:table-row>
      </table:table>
      <text:p text:style-name="P25"/>
      <text:p text:style-name="P26"/>
      <text:h text:style-name="P27" text:outline-level="10"><text:bookmark-start text:name="h.b7ukp4asabd1"/><text:bookmark-end text:name="h.b7ukp4asabd1"/><text:span text:style-name="T27_1">Set</text:span><text:span text:style-name="T27_2"><text:s/></text:span><text:span text:style-name="T27_3">led</text:span><text:span text:style-name="T27_4"><text:s/></text:span><text:span text:style-name="T27_5">color</text:span></text:h>
      <text:h text:style-name="P28" text:outline-level="10"><text:bookmark-start text:name="h.jja0zmutdpyb"/><text:bookmark-end text:name="h.jja0zmutdpyb"/><text:span text:style-name="T28_1">Request</text:span></text:h>
      <text:p text:style-name="P29"/>
      <table:table table:style-name="Table3">
        <table:table-column table:style-name="Column7"/>
        <table:table-column table:style-name="Column8"/>
        <table:table-column table:style-name="Column9"/>
        <table:table-row table:style-name="Row5">
          <table:table-cell table:style-name="Cell13">
            <text:p text:style-name="P30"><text:span text:style-name="T30_1">Method</text:span></text:p>
          </table:table-cell>
          <table:table-cell table:style-name="Cell14">
            <text:p text:style-name="P31"><text:span text:style-name="T31_1">HTTP</text:span><text:span text:style-name="T31_2"><text:s/></text:span><text:span text:style-name="T31_3">Request</text:span></text:p>
          </table:table-cell>
          <table:table-cell table:style-name="Cell15">
            <text:p text:style-name="P32"><text:span text:style-name="T32_1">Description</text:span></text:p>
          </table:table-cell>
        </table:table-row>
        <table:table-row table:style-name="Row6">
          <table:table-cell table:style-name="Cell16">
            <text:p text:style-name="P33"><text:span text:style-name="T33_1">setLedColor</text:span></text:p>
          </table:table-cell>
          <table:table-cell table:style-name="Cell17">
            <text:p text:style-name="P34"><text:span text:style-name="T34_1">PUT</text:span><text:span text:style-name="T34_2"><text:s/>/</text:span><text:span text:style-name="T34_3">api</text:span><text:span text:style-name="T34_4">/</text:span><text:span text:style-name="T34_5">leds</text:span><text:span text:style-name="T34_6">/{</text:span><text:span text:style-name="T34_7">id</text:span><text:span text:style-name="T34_8">}?</text:span><text:span text:style-name="T34_9">color</text:span><text:span text:style-name="T34_10">={</text:span><text:span text:style-name="T34_11">hexrgb</text:span><text:span text:style-name="T34_12">}</text:span></text:p>
          </table:table-cell>
          <table:table-cell table:style-name="Cell18">
            <text:p text:style-name="P35"><text:span text:style-name="T35_1">Set</text:span><text:span text:style-name="T35_2"><text:s/></text:span><text:span text:style-name="T35_3">color</text:span><text:span text:style-name="T35_4"><text:s/></text:span><text:span text:style-name="T35_5">of</text:span><text:span text:style-name="T35_6"><text:s/></text:span><text:span text:style-name="T35_7">a</text:span><text:span text:style-name="T35_8"><text:s/></text:span><text:span text:style-name="T35_9">single</text:span><text:span text:style-name="T35_10"><text:s/></text:span><text:span text:style-name="T35_11">led</text:span><text:span text:style-name="T35_12"><text:s/></text:span><text:span text:style-name="T35_13">in</text:span><text:span text:style-name="T35_14"><text:s/></text:span><text:span text:style-name="T35_15">a</text:span><text:span text:style-name="T35_16"><text:s/></text:span><text:span text:style-name="T35_17">hex</text:span><text:span text:style-name="T35_18"><text:s/></text:span><text:span text:style-name="T35_19">RGB</text:span><text:span text:style-name="T35_20"><text:s/></text:span><text:span text:style-name="T35_21">format</text:span><text:span text:style-name="T35_22">:<text:s/></text:span><text:span text:style-name="T35_23">8000</text:span><text:span text:style-name="T35_24">FF</text:span></text:p>
          </table:table-cell>
        </table:table-row>
      </table:table>
      <text:p text:style-name="P36"/>
      <text:h text:style-name="P37" text:outline-level="10"><text:bookmark-start text:name="h.pg41q0bbkl6e"/><text:bookmark-end text:name="h.pg41q0bbkl6e"/><text:span text:style-name="T37_1">Response</text:span></text:h>
      <text:p text:style-name="P38"/>
      <text:p text:style-name="P39"><text:span text:style-name="T39_1">Do</text:span><text:span text:style-name="T39_2"><text:s/></text:span><text:span text:style-name="T39_3">not</text:span><text:span text:style-name="T39_4"><text:s/></text:span><text:span text:style-name="T39_5">supply</text:span><text:span text:style-name="T39_6"><text:s/></text:span><text:span text:style-name="T39_7">a</text:span><text:span text:style-name="T39_8"><text:s/></text:span><text:span text:style-name="T39_9">request</text:span><text:span text:style-name="T39_10"><text:s/></text:span><text:span text:style-name="T39_11">body</text:span><text:span text:style-name="T39_12"><text:s/></text:span><text:span text:style-name="T39_13">with</text:span><text:span text:style-name="T39_14"><text:s/></text:span><text:span text:style-name="T39_15">this</text:span><text:span text:style-name="T39_16"><text:s/></text:span><text:span text:style-name="T39_17">method</text:span><text:span text:style-name="T39_18">.</text:span></text:p>
      <text:h text:style-name="P40" text:outline-level="10"><text:bookmark-start text:name="h.br6z6lodqz3k"/><text:bookmark-end text:name="h.br6z6lodqz3k"/></text:h>
      <text:h text:style-name="P41" text:outline-level="10"><text:bookmark-start text:name="h.chaofro24tfm"/><text:bookmark-end text:name="h.chaofro24tfm"/></text:h>
      <text:h text:style-name="P42" text:outline-level="10"><text:bookmark-start text:name="h.3yja7vgx81mk"/><text:bookmark-end text:name="h.3yja7vgx81mk"/><text:bookmark-start text:name="h.heut73f4xg67"/><text:bookmark-end text:name="h.heut73f4xg67"/><text:span text:style-name="T42_1">Get</text:span><text:span text:style-name="T42_2"><text:s/></text:span><text:span text:style-name="T42_3">leds</text:span><text:span text:style-name="T42_4"><text:s/></text:span><text:span text:style-name="T42_5">list</text:span></text:h>
      <text:h text:style-name="P43" text:outline-level="10"><text:bookmark-start text:name="h.a9edij6lqysh"/><text:bookmark-end text:name="h.a9edij6lqysh"/><text:span text:style-name="T43_1">Request</text:span></text:h>
      <text:p text:style-name="P44"/>
      <table:table table:style-name="Table4">
        <table:table-column table:style-name="Column10"/>
        <table:table-column table:style-name="Column11"/>
        <table:table-column table:style-name="Column12"/>
        <table:table-row table:style-name="Row7">
          <table:table-cell table:style-name="Cell19">
            <text:p text:style-name="P45"><text:span text:style-name="T45_1">Method</text:span></text:p>
          </table:table-cell>
          <table:table-cell table:style-name="Cell20">
            <text:p text:style-name="P46"><text:span text:style-name="T46_1">HTTP</text:span><text:span text:style-name="T46_2"><text:s/></text:span><text:span text:style-name="T46_3">Request</text:span></text:p>
          </table:table-cell>
          <table:table-cell table:style-name="Cell21">
            <text:p text:style-name="P47"><text:span text:style-name="T47_1">Description</text:span></text:p>
          </table:table-cell>
        </table:table-row>
        <table:table-row table:style-name="Row8">
          <table:table-cell table:style-name="Cell22">
            <text:p text:style-name="P48"><text:span text:style-name="T48_1">getLedsList</text:span></text:p>
          </table:table-cell>
          <table:table-cell table:style-name="Cell23">
            <text:p text:style-name="P49"><text:span text:style-name="T49_1">GET</text:span><text:span text:style-name="T49_2"><text:s/>/</text:span><text:span text:style-name="T49_3">api</text:span><text:span text:style-name="T49_4">/</text:span><text:span text:style-name="T49_5">leds</text:span></text:p>
          </table:table-cell>
          <table:table-cell table:style-name="Cell24">
            <text:p text:style-name="P50"><text:span text:style-name="T50_1">Get</text:span><text:span text:style-name="T50_2"><text:s/></text:span><text:span text:style-name="T50_3">a</text:span><text:span text:style-name="T50_4"><text:s/></text:span><text:span text:style-name="T50_5">list</text:span><text:span text:style-name="T50_6"><text:s/></text:span><text:span text:style-name="T50_7">of</text:span><text:span text:style-name="T50_8"><text:s/></text:span><text:span text:style-name="T50_9">leds</text:span><text:span text:style-name="T50_10"><text:s/></text:span><text:span text:style-name="T50_11">with</text:span><text:span text:style-name="T50_12"><text:s/></text:span><text:span text:style-name="T50_13">details</text:span></text:p>
          </table:table-cell>
        </table:table-row>
      </table:table>
      <text:p text:style-name="P51"/>
      <text:h text:style-name="P52" text:outline-level="10"><text:bookmark-start text:name="h.vtkg6r6tazmc"/><text:bookmark-end text:name="h.vtkg6r6tazmc"/><text:span text:style-name="T52_1">Response</text:span></text:h>
      <text:p text:style-name="P53"/>
      <table:table table:style-name="Table5">
        <table:table-column table:style-name="Column13"/>
        <table:table-column table:style-name="Column14"/>
        <table:table-column table:style-name="Column15"/>
        <table:table-row table:style-name="Row9">
          <table:table-cell table:style-name="Cell25">
            <text:p text:style-name="P54"><text:span text:style-name="T54_1">Method</text:span></text:p>
          </table:table-cell>
          <table:table-cell table:style-name="Cell26">
            <text:p text:style-name="P55"><text:span text:style-name="T55_1">HTTP</text:span><text:span text:style-name="T55_2"><text:s/></text:span><text:span text:style-name="T55_3">Response</text:span></text:p>
          </table:table-cell>
          <table:table-cell table:style-name="Cell27">
            <text:p text:style-name="P56"><text:span text:style-name="T56_1">Description</text:span></text:p>
          </table:table-cell>
        </table:table-row>
        <table:table-row table:style-name="Row10">
          <table:table-cell table:style-name="Cell28">
            <text:p text:style-name="P57"><text:span text:style-name="T57_1">getLedsList</text:span></text:p>
          </table:table-cell>
          <table:table-cell table:style-name="Cell29">
            <text:p text:style-name="P58"><text:span text:style-name="T58_1">{</text:span></text:p>
            <text:p text:style-name="P59"><text:span text:style-name="T59_1"><text:s text:c="2"/>"</text:span><text:span text:style-name="T59_2">pixels</text:span><text:span text:style-name="T59_3">":<text:s/>{</text:span></text:p>
            <text:p text:style-name="P60"><text:span text:style-name="T60_1"><text:s text:c="4"/>"0":<text:s/>"000000",</text:span></text:p>
            <text:p text:style-name="P61"><text:span text:style-name="T61_1"><text:s text:c="4"/>"1":<text:s/>"</text:span><text:span text:style-name="T61_2">FF</text:span><text:span text:style-name="T61_3">0000",</text:span></text:p>
            <text:p text:style-name="P62"><text:span text:style-name="T62_1"><text:s text:c="4"/>"2":<text:s/>"00</text:span><text:span text:style-name="T62_2">FF</text:span><text:span text:style-name="T62_3">00",</text:span></text:p>
            <text:p text:style-name="P63"><text:span text:style-name="T63_1"><text:s text:c="4"/>"3":<text:s/>"0000</text:span><text:span text:style-name="T63_2">FF</text:span><text:span text:style-name="T63_3">",</text:span></text:p>
            <text:p text:style-name="P64"><text:span text:style-name="T64_1"><text:s text:c="4"/>"4":<text:s/>"</text:span><text:span text:style-name="T64_2">FFFFFF</text:span><text:span text:style-name="T64_3">"</text:span></text:p>
            <text:p text:style-name="P65"><text:span text:style-name="T65_1"><text:s text:c="2"/>}</text:span></text:p>
            <text:p text:style-name="P66"><text:span text:style-name="T66_1">}</text:span></text:p>
          </table:table-cell>
          <table:table-cell table:style-name="Cell30">
            <text:p text:style-name="P67"/>
            <text:p text:style-name="P68"/>
          </table:table-cell>
        </table:table-row>
      </table:table>
      <text:p text:style-name="P69"/>
      <text:h text:style-name="P70" text:outline-level="10"><text:bookmark-start text:name="h.co5f1axr86hr"/><text:bookmark-end text:name="h.co5f1axr86hr"/><text:span text:style-name="T70_1">Set</text:span><text:span text:style-name="T70_2"><text:s/></text:span><text:span text:style-name="T70_3">color</text:span><text:span text:style-name="T70_4"><text:s/></text:span><text:span text:style-name="T70_5">to</text:span><text:span text:style-name="T70_6"><text:s/></text:span><text:span text:style-name="T70_7">all</text:span><text:span text:style-name="T70_8"><text:s/></text:span><text:span text:style-name="T70_9">leds</text:span><text:span text:style-name="T70_10"><text:s/></text:span><text:span text:style-name="T70_11">at</text:span><text:span text:style-name="T70_12"><text:s/></text:span><text:span text:style-name="T70_13">once</text:span></text:h>
      <text:h text:style-name="P71" text:outline-level="10"><text:bookmark-start text:name="h.xqe5eflsvbsl"/><text:bookmark-end text:name="h.xqe5eflsvbsl"/><text:span text:style-name="T71_1">Request</text:span></text:h>
      <text:p text:style-name="P72"/>
      <table:table table:style-name="Table6">
        <table:table-column table:style-name="Column16"/>
        <table:table-column table:style-name="Column17"/>
        <table:table-column table:style-name="Column18"/>
        <table:table-row table:style-name="Row11">
          <table:table-cell table:style-name="Cell31">
            <text:p text:style-name="P73"><text:span text:style-name="T73_1">Method</text:span></text:p>
          </table:table-cell>
          <table:table-cell table:style-name="Cell32">
            <text:p text:style-name="P74"><text:span text:style-name="T74_1">HTTP</text:span><text:span text:style-name="T74_2"><text:s/></text:span><text:span text:style-name="T74_3">Request</text:span><text:span text:style-name="T74_4"><text:s/>/<text:s/></text:span><text:span text:style-name="T74_5">Response</text:span></text:p>
          </table:table-cell>
          <table:table-cell table:style-name="Cell33">
            <text:p text:style-name="P75"><text:span text:style-name="T75_1">Description</text:span></text:p>
          </table:table-cell>
        </table:table-row>
        <table:table-row table:style-name="Row12">
          <table:table-cell table:style-name="Cell34">
            <text:p text:style-name="P76"><text:span text:style-name="T76_1">setStripColor</text:span></text:p>
          </table:table-cell>
          <table:table-cell table:style-name="Cell35">
            <text:p text:style-name="P77"><text:span text:style-name="T77_1">PUT</text:span><text:span text:style-name="T77_2"><text:s/>/</text:span><text:span text:style-name="T77_3">api</text:span><text:span text:style-name="T77_4">/</text:span><text:span text:style-name="T77_5">leds</text:span><text:span text:style-name="T77_6">?</text:span><text:span text:style-name="T77_7">color</text:span><text:span text:style-name="T77_8">={</text:span><text:span text:style-name="T77_9">hexrgb</text:span><text:span text:style-name="T77_10">}</text:span></text:p>
            <text:p text:style-name="P78"/>
          </table:table-cell>
          <table:table-cell table:style-name="Cell36">
            <text:p text:style-name="P79"><text:span text:style-name="T79_1">Set</text:span><text:span text:style-name="T79_2"><text:s/></text:span><text:span text:style-name="T79_3">color</text:span><text:span text:style-name="T79_4"><text:s/></text:span><text:span text:style-name="T79_5">to</text:span><text:span text:style-name="T79_6"><text:s/></text:span><text:span text:style-name="T79_7">all</text:span><text:span text:style-name="T79_8"><text:s/></text:span><text:span text:style-name="T79_9">leds</text:span><text:span text:style-name="T79_10">.</text:span></text:p>
          </table:table-cell>
        </table:table-row>
      </table:table>
      <text:p text:style-name="P80"/>
      <text:h text:style-name="P81" text:outline-level="10"><text:bookmark-start text:name="h.19g1hwz6h5eo"/><text:bookmark-end text:name="h.19g1hwz6h5eo"/><text:span text:style-name="T81_1">Response</text:span></text:h>
      <text:p text:style-name="P82"/>
      <text:p text:style-name="P83"><text:span text:style-name="T83_1">Do</text:span><text:span text:style-name="T83_2"><text:s/></text:span><text:span text:style-name="T83_3">not</text:span><text:span text:style-name="T83_4"><text:s/></text:span><text:span text:style-name="T83_5">supply</text:span><text:span text:style-name="T83_6"><text:s/></text:span><text:span text:style-name="T83_7">a</text:span><text:span text:style-name="T83_8"><text:s/></text:span><text:span text:style-name="T83_9">request</text:span><text:span text:style-name="T83_10"><text:s/></text:span><text:span text:style-name="T83_11">body</text:span><text:span text:style-name="T83_12"><text:s/></text:span><text:span text:style-name="T83_13">with</text:span><text:span text:style-name="T83_14"><text:s/></text:span><text:span text:style-name="T83_15">this</text:span><text:span text:style-name="T83_16"><text:s/></text:span><text:span text:style-name="T83_17">method</text:span><text:span text:style-name="T83_18">.</text:span></text:p>
      <text:p text:style-name="P84"/>
      <text:h text:style-name="P85" text:outline-level="10"><text:bookmark-start text:name="h.mb2qsn1gzl94"/><text:bookmark-end text:name="h.mb2qsn1gzl94"/></text:h>
      <text:h text:style-name="P86" text:outline-level="10"><text:bookmark-start text:name="h.icwrpf3wfrjd"/><text:bookmark-end text:name="h.icwrpf3wfrjd"/><text:bookmark-start text:name="h.y5s8muefncwb"/><text:bookmark-end text:name="h.y5s8muefncwb"/><text:span text:style-name="T86_1">Set</text:span><text:span text:style-name="T86_2"><text:s/></text:span><text:span text:style-name="T86_3">color</text:span><text:span text:style-name="T86_4"><text:s/></text:span><text:span text:style-name="T86_5">to</text:span><text:span text:style-name="T86_6"><text:s/></text:span><text:span text:style-name="T86_7">chosen</text:span><text:span text:style-name="T86_8"><text:s/></text:span><text:span text:style-name="T86_9">leds</text:span></text:h>
      <text:h text:style-name="P87" text:outline-level="10"><text:bookmark-start text:name="h.xfssp7876fxn"/><text:bookmark-end text:name="h.xfssp7876fxn"/><text:span text:style-name="T87_1">Request</text:span></text:h>
      <text:p text:style-name="P88"/>
      <table:table table:style-name="Table7">
        <table:table-column table:style-name="Column19"/>
        <table:table-column table:style-name="Column20"/>
        <table:table-column table:style-name="Column21"/>
        <table:table-row table:style-name="Row13">
          <table:table-cell table:style-name="Cell37">
            <text:p text:style-name="P89"><text:span text:style-name="T89_1">Method</text:span></text:p>
          </table:table-cell>
          <table:table-cell table:style-name="Cell38">
            <text:p text:style-name="P90"><text:span text:style-name="T90_1">HTTP</text:span><text:span text:style-name="T90_2"><text:s/></text:span><text:span text:style-name="T90_3">Request</text:span><text:span text:style-name="T90_4"><text:s/>/<text:s/></text:span><text:span text:style-name="T90_5">Response</text:span></text:p>
          </table:table-cell>
          <table:table-cell table:style-name="Cell39">
            <text:p text:style-name="P91"><text:span text:style-name="T91_1">Description</text:span></text:p>
          </table:table-cell>
        </table:table-row>
        <table:table-row table:style-name="Row14">
          <table:table-cell table:style-name="Cell40">
            <text:p text:style-name="P92"><text:span text:style-name="T92_1">setColors</text:span></text:p>
          </table:table-cell>
          <table:table-cell table:style-name="Cell41">
            <text:p text:style-name="P93"><text:span text:style-name="T93_1">PUT</text:span><text:span text:style-name="T93_2"><text:s/>/</text:span><text:span text:style-name="T93_3">api</text:span><text:span text:style-name="T93_4">/</text:span><text:span text:style-name="T93_5">leds</text:span></text:p>
            <text:p text:style-name="P94"/>
            <text:p text:style-name="P95"><text:span text:style-name="T95_1">------------------------------------------</text:span></text:p>
            <text:p text:style-name="P96"/>
            <text:p text:style-name="P97"><text:span text:style-name="T97_1">Request</text:span><text:span text:style-name="T97_2"><text:s/></text:span><text:span text:style-name="T97_3">body</text:span><text:span text:style-name="T97_4">:</text:span></text:p>
            <text:p text:style-name="P98"><text:span text:style-name="T98_1">{</text:span></text:p>
            <text:p text:style-name="P99"><text:span text:style-name="T99_1"><text:s text:c="2"/>"</text:span><text:span text:style-name="T99_2">leds</text:span><text:span text:style-name="T99_3">":<text:s/>{</text:span></text:p>
            <text:p text:style-name="P100"><text:span text:style-name="T100_1"><text:s text:c="4"/>"0":<text:s/>"000000",</text:span></text:p>
            <text:p text:style-name="P101"><text:span text:style-name="T101_1"><text:s text:c="4"/>"1":<text:s/>"</text:span><text:span text:style-name="T101_2">FF</text:span><text:span text:style-name="T101_3">0000",</text:span></text:p>
            <text:p text:style-name="P102"><text:span text:style-name="T102_1"><text:s text:c="4"/>"22":<text:s/>"00</text:span><text:span text:style-name="T102_2">FF</text:span><text:span text:style-name="T102_3">00",</text:span></text:p>
            <text:p text:style-name="P103"><text:span text:style-name="T103_1"><text:s text:c="4"/>"3":<text:s/>"0000</text:span><text:span text:style-name="T103_2">FF</text:span><text:span text:style-name="T103_3">",</text:span></text:p>
            <text:p text:style-name="P104"><text:span text:style-name="T104_1"><text:s text:c="4"/>"4":<text:s/>"</text:span><text:span text:style-name="T104_2">FFFFFF</text:span><text:span text:style-name="T104_3">"</text:span></text:p>
            <text:p text:style-name="P105"><text:span text:style-name="T105_1"><text:s text:c="2"/>}</text:span></text:p>
            <text:p text:style-name="P106"><text:span text:style-name="T106_1">}</text:span></text:p>
          </table:table-cell>
          <table:table-cell table:style-name="Cell42">
            <text:p text:style-name="P107"><text:span text:style-name="T107_1">Set</text:span><text:span text:style-name="T107_2"><text:s/></text:span><text:span text:style-name="T107_3">color</text:span><text:span text:style-name="T107_4"><text:s/></text:span><text:span text:style-name="T107_5">to</text:span><text:span text:style-name="T107_6"><text:s/></text:span><text:span text:style-name="T107_7">chosenleds</text:span><text:span text:style-name="T107_8">.</text:span></text:p>
            <text:p text:style-name="P108"/>
          </table:table-cell>
        </table:table-row>
      </table:table>
      <text:p text:style-name="P109"/>
      <text:h text:style-name="P110" text:outline-level="10"><text:bookmark-start text:name="h.4fak5icn8nl1"/><text:bookmark-end text:name="h.4fak5icn8nl1"/><text:span text:style-name="T110_1">Response</text:span></text:h>
      <text:p text:style-name="P111"/>
      <text:p text:style-name="P112"><text:span text:style-name="T112_1">Do</text:span><text:span text:style-name="T112_2"><text:s/></text:span><text:span text:style-name="T112_3">not</text:span><text:span text:style-name="T112_4"><text:s/></text:span><text:span text:style-name="T112_5">supply</text:span><text:span text:style-name="T112_6"><text:s/></text:span><text:span text:style-name="T112_7">a</text:span><text:span text:style-name="T112_8"><text:s/></text:span><text:span text:style-name="T112_9">request</text:span><text:span text:style-name="T112_10"><text:s/></text:span><text:span text:style-name="T112_11">body</text:span><text:span text:style-name="T112_12"><text:s/></text:span><text:span text:style-name="T112_13">with</text:span><text:span text:style-name="T112_14"><text:s/></text:span><text:span text:style-name="T112_15">this</text:span><text:span text:style-name="T112_16"><text:s/></text:span><text:span text:style-name="T112_17">method</text:span><text:span text:style-name="T112_1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